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535in" fo:break-before="auto" style:use-optimal-row-height="false"/>
    </style:style>
    <style:style style:name="ro44" style:family="table-row">
      <style:table-row-properties style:row-height="1.4091in" fo:break-before="auto" style:use-optimal-row-height="false"/>
    </style:style>
    <style:style style:name="ro45" style:family="table-row">
      <style:table-row-properties style:row-height="3.5445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1602in" fo:break-before="auto" style:use-optimal-row-height="true"/>
    </style:style>
    <style:style style:name="ro48" style:family="table-row">
      <style:table-row-properties style:row-height="1.3055in" fo:break-before="auto" style:use-optimal-row-height="true"/>
    </style:style>
    <style:style style:name="ro49" style:family="table-row">
      <style:table-row-properties style:row-height="1.1709in" fo:break-before="auto" style:use-optimal-row-height="false"/>
    </style:style>
    <style:style style:name="ro50" style:family="table-row">
      <style:table-row-properties style:row-height="0.7457in" fo:break-before="auto" style:use-optimal-row-height="false"/>
    </style:style>
    <style:style style:name="ro5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8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4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4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4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4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4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4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4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4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4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4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4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4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4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4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/>
          <table:table-cell table:style-name="ce1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3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2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mods:mods as replacement for/content of mei:filedesc and/or mei:sourcedesc</text:p>
          </table:table-cell>
          <table:table-cell table:number-columns-repeated="1020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6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4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</text:span><text:span text:style-name="T4">class to &lt;music&gt;; on timeline: </text:span><text:span text:style-name="T4">removed medialength and unit </text:span><text:span text:style-name="T4">(att.measurement); substituted avref </text:span><text:span text:style-name="T4">for 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4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8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6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6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49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6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0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layer?</text:p>
          </table:table-cell>
          <table:table-cell office:value-type="string">
            <text:p>granularity below the measure level is needed</text:p>
          </table:table-cell>
          <table:table-cell table:number-columns-repeated="1019"/>
        </table:table-row>
        <table:table-row table:style-name="ro36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6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 table:number-columns-repeated="1020"/>
        </table:table-row>
        <table:table-row table:style-name="ro36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7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table:number-columns-repeated="1019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table:number-columns-repeated="1019"/>
        </table:table-row>
        <table:table-row table:style-name="ro51" table:number-rows-repeated="65455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4">04/04/2011</text:date>, <text:time>16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4-04T16:05:03.74</dc:date>
    <meta:editing-duration>PT19H8M39S</meta:editing-duration>
    <meta:editing-cycles>123</meta:editing-cycles>
    <meta:generator>OpenOffice.org/3.3$Win32 OpenOffice.org_project/330m20$Build-9567</meta:generator>
    <dc:creator>Perry Roland</dc:creator>
    <meta:printed-by>Perry Roland</meta:printed-by>
    <meta:print-date>2011-01-19T10:44:47.59</meta:print-date>
    <meta:document-statistic meta:table-count="3" meta:cell-count="426" meta:object-count="0"/>
  </office:meta>
</office:document-meta>
</file>